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C8AF10EE0D.png" manifest:media-type="image/png"/>
  <manifest:file-entry manifest:full-path="Pictures/1000020100000A6B000005DC7D7F7E30.png" manifest:media-type="image/png"/>
  <manifest:file-entry manifest:full-path="Pictures/1000020100000A6B000005DCB84D8505.png" manifest:media-type="image/png"/>
  <manifest:file-entry manifest:full-path="Pictures/1000020100000A6B000005DCB2B5E0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8.697cm"/>
        </style:tab-stops>
      </style:paragraph-properties>
      <style:text-properties style:font-name="Calibri Light"/>
    </style:style>
    <style:style style:name="T1" style:family="text">
      <style:text-properties officeooo:rsid="000fede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901cm, 14.12cm, 0cm, 14.1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2" text:anchor-type="paragraph" svg:x="-1cm" svg:y="-2cm" svg:width="15.931cm" svg:height="11.206cm" draw:z-index="1"><draw:image xlink:href="Pictures/1000020100000A6B000005DCB2B5E075.png" xlink:type="simple" xlink:show="embed" xlink:actuate="onLoad"/></draw:frame><draw:frame draw:style-name="fr3" draw:name="Image3" text:anchor-type="paragraph" svg:x="0cm" svg:y="9.204cm" svg:width="25.7cm" svg:height="14.453cm" draw:z-index="2"><draw:image xlink:href="Pictures/1000020100000A6B000005DCB84D8505.png" xlink:type="simple" xlink:show="embed" xlink:actuate="onLoad"/></draw:frame><draw:frame draw:style-name="fr3" draw:name="Image4" text:anchor-type="paragraph" svg:x="-0.004cm" svg:y="23.631cm" svg:width="25.7cm" svg:height="14.453cm" draw:z-index="3"><draw:image xlink:href="Pictures/1000020100000A6B000005DC7D7F7E30.png" xlink:type="simple" xlink:show="embed" xlink:actuate="onLoad"/></draw:frame></text:p>
      <text:p text:style-name="Standard"/>
      <text:p text:style-name="Standard"/>
      <text:p text:style-name="P1"><draw:frame draw:style-name="fr1" draw:name="Image1" text:anchor-type="paragraph" svg:x="18.161cm" svg:y="0.519cm" svg:width="5.292cm" svg:height="5.292cm" draw:z-index="0"><draw:image xlink:href="Pictures/10000000000000C8000000C8AF10EE0D.png" xlink:type="simple" xlink:show="embed" xlink:actuate="onLoad"/></draw:frame><text:tab/><text:span text:style-name="T1">Get our APK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 Light" svg:font-family="'Calibri Light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6:23:18.574062046</meta:creation-date>
    <dc:date>2015-12-17T16:41:41.637358689</dc:date>
    <meta:editing-duration>PT10M3S</meta:editing-duration>
    <meta:editing-cycles>2</meta:editing-cycles>
    <meta:generator>LibreOffice/4.4.7.2$Linux_X86_64 LibreOffice_project/40m0$Build-2</meta:generator>
    <meta:document-statistic meta:table-count="0" meta:image-count="4" meta:object-count="0" meta:page-count="1" meta:paragraph-count="1" meta:word-count="3" meta:character-count="13" meta:non-whitespace-character-count="10"/>
  </office:meta>
</office:document-meta>
</file>